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28c56" officeooo:paragraph-rsid="00128c56" style:font-size-asian="15pt" style:font-size-complex="15pt"/>
    </style:style>
    <style:style style:name="P2" style:family="paragraph" style:parent-style-name="Standard">
      <style:text-properties fo:font-size="15pt" officeooo:rsid="00128c56" officeooo:paragraph-rsid="00128c56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1) <text:s text:c="2"/>sudo apt-get update</text:p>
      <text:p text:style-name="P1"/>
      <text:p text:style-name="P1">2) <text:s/>sudo apt-get install openjdk-8-jdk</text:p>
      <text:p text:style-name="P1"/>
      <text:p text:style-name="P1">3) <text:s/>sudo apt-get install openjdk-8-jre</text:p>
      <text:p text:style-name="P1"/>
      <text:p text:style-name="P1"/>
      <text:p text:style-name="P1"/>
      <text:p text:style-name="P1"/>
      <text:p text:style-name="P1">* <text:s text:c="2"/>To check version commond</text:p>
      <text:p text:style-name="P1"/>
      <text:p text:style-name="P1"><text:s text:c="8"/>java -version</text:p>
      <text:p text:style-name="P1"/>
      <text:p text:style-name="P1"><text:s text:c="11"/></text:p>
      <text:p text:style-name="P1"/>
      <text:p text:style-name="P1"/>
      <text:p text:style-name="P1"/>
      <text:p text:style-name="P1"><text:s text:c="2"/>* Result</text:p>
      <text:p text:style-name="P1"/>
      <text:p text:style-name="P1">java version "1.8.0_201"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9:52:51.665795249</meta:creation-date>
    <dc:date>2020-01-06T09:58:52.09346689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8" meta:word-count="26" meta:character-count="195" meta:non-whitespace-character-count="148"/>
  </office:meta>
</office:document-meta>
</file>